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T_DPRAM</text:p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cnt_dpram is</text:p>
      <text:p text:style-name="Standard"><text:s text:c="2"/>port (</text:p>
      <text:p text:style-name="Standard"><text:s text:c="4"/>CLK <text:s text:c="5"/>: in <text:s/>std_logic;</text:p>
      <text:p text:style-name="Standard"><text:s text:c="4"/>RST <text:s text:c="5"/>: in <text:s/>std_logic;</text:p>
      <text:p text:style-name="Standard"><text:s text:c="4"/>DIR <text:s text:c="5"/>: in <text:s/>std_logic_vector (7 downto 0);</text:p>
      <text:p text:style-name="Standard"><text:s text:c="4"/>DIR_VLD <text:s/>: in <text:s/>std_logic;</text:p>
      <text:p text:style-name="Standard"><text:s text:c="4"/>DATO <text:s text:c="4"/>: in <text:s/>std_logic_vector (7 downto 0);</text:p>
      <text:p text:style-name="Standard"><text:s text:c="4"/>DATO_VLD : in <text:s/>std_logic;</text:p>
      <text:p text:style-name="Standard"><text:s text:c="4"/>ADDRESS <text:s/>: out std_logic_vector(7 downto 0);</text:p>
      <text:p text:style-name="Standard"><text:s text:c="4"/>DATA <text:s text:c="4"/>: out std_logic_vector(7 downto 0);</text:p>
      <text:p text:style-name="Standard"><text:s text:c="4"/>WE_DP1 <text:s text:c="2"/>: out std_logic;</text:p>
      <text:p text:style-name="Standard"><text:s text:c="4"/>WE_DP2 <text:s text:c="2"/>: out std_logic);</text:p>
      <text:p text:style-name="Standard">end cnt_dpram;</text:p>
      <text:p text:style-name="Standard"/>
      <text:p text:style-name="Standard">architecture RTL of cnt_dpram is</text:p>
      <text:p text:style-name="Standard"><text:s text:c="2"/>constant dir_dpram1 : std_logic_vector(7 downto 0) := x"A1";</text:p>
      <text:p text:style-name="Standard"><text:s text:c="2"/>constant dir_dpram2 : std_logic_vector(7 downto 0) := x"A2";</text:p>
      <text:p text:style-name="Standard"/>
      <text:p text:style-name="Standard"><text:s text:c="2"/>signal dir_ant : std_logic_vector(7 downto 0); <text:s text:c="2"/></text:p>
      <text:p text:style-name="Standard"><text:s text:c="2"/>signal CEB <text:s text:c="4"/>: std_logic; <text:s text:c="9"/></text:p>
      <text:p text:style-name="Standard"><text:s text:c="2"/>signal REC : std_logic; <text:s text:c="13"/></text:p>
      <text:p text:style-name="Standard"><text:s text:c="2"/>signal CEC : std_logic; <text:s text:c="13"/></text:p>
      <text:p text:style-name="Standard"/>
      <text:p text:style-name="Standard"><text:s text:c="2"/>type MEF is (REP, ESP, ESW, ESD, RES, ESC);</text:p>
      <text:p text:style-name="Standard"><text:s text:c="2"/>signal std_act, prox_std : MEF;</text:p>
      <text:p text:style-name="Standard"><text:s text:c="2"/></text:p>
      <text:p text:style-name="Standard">begin 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8"/></text:p>
      <text:p text:style-name="Standard"><text:s text:c="6"/>dir_ant &lt;= (others =&gt; '0');</text:p>
      <text:p text:style-name="Standard"><text:s text:c="4"/>elsif CLK'event and CLK = '1' then <text:s/></text:p>
      <text:p text:style-name="Standard"><text:s text:c="6"/>if CEB = '1' then <text:s text:c="15"/></text:p>
      <text:p text:style-name="Standard"><text:s text:c="8"/>dir_ant &lt;= DIR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, REC) is</text:p>
      <text:p text:style-name="Standard"><text:s text:c="4"/>variable cnt : std_logic_vector(7 downto 0);</text:p>
      <text:p text:style-name="Standard"><text:s text:c="2"/>begin <text:s/>-- process</text:p>
      <text:p text:style-name="Standard"><text:s text:c="4"/>if RST = '1' then <text:s text:c="18"/></text:p>
      <text:p text:style-name="Standard"><text:s text:c="6"/>ADDRESS &lt;= (others =&gt; '0');</text:p>
      <text:p text:style-name="Standard"><text:s text:c="6"/>cnt <text:s text:c="4"/>:= x"00";</text:p>
      <text:p text:style-name="Standard"><text:s text:c="4"/>elsif REC='0' then</text:p>
      <text:p text:style-name="Standard"><text:s text:c="6"/>ADDRESS &lt;= (others =&gt; '0');</text:p>
      <text:p text:style-name="Standard"><text:soft-page-break/><text:s text:c="6"/>cnt <text:s text:c="4"/>:= <text:s/>x"00";</text:p>
      <text:p text:style-name="Standard"><text:s text:c="4"/>elsif CLK'event and CLK = '1' then <text:s/></text:p>
      <text:p text:style-name="Standard"><text:s text:c="6"/>if CEC = '1' then</text:p>
      <text:p text:style-name="Standard"><text:s text:c="8"/>if cnt = x"FF" then</text:p>
      <text:p text:style-name="Standard"><text:s text:c="10"/>cnt <text:s text:c="4"/>:= x"00";</text:p>
      <text:p text:style-name="Standard"><text:s text:c="10"/>ADDRESS &lt;= std_logic_vector(unsigned(cnt));</text:p>
      <text:p text:style-name="Standard"><text:s text:c="8"/>else</text:p>
      <text:p text:style-name="Standard"><text:s text:c="10"/>cnt <text:s text:c="4"/>:= <text:s/>std_logic_vector(unsigned(cnt)+1);</text:p>
      <text:p text:style-name="Standard"><text:s text:c="10"/>ADDRESS &lt;= std_logic_vector(unsigned(cnt));</text:p>
      <text:p text:style-name="Standard"><text:s text:c="8"/>end if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DATA &lt;= DATO;</text:p>
      <text:p text:style-name="Standard"/>
      <text:p text:style-name="Standard"><text:s text:c="2"/>process (DIR_VLD, DATO_VLD, std_act, DIR, dir_ant) is</text:p>
      <text:p text:style-name="Standard"><text:s text:c="2"/>begin</text:p>
      <text:p text:style-name="Standard"><text:s text:c="4"/>case std_act is</text:p>
      <text:p text:style-name="Standard"><text:s text:c="6"/>when REP =&gt;</text:p>
      <text:p text:style-name="Standard"><text:s text:c="8"/>if DIR_VLD = '1' and (DIR = dir_dpram1 or DIR = dir_dpram2) then</text:p>
      <text:p text:style-name="Standard"><text:s text:c="10"/>prox_std &lt;= ESP;</text:p>
      <text:p text:style-name="Standard"><text:s text:c="8"/>else</text:p>
      <text:p text:style-name="Standard"><text:s text:c="10"/>prox_std &lt;= REP;</text:p>
      <text:p text:style-name="Standard"><text:s text:c="8"/>end if;</text:p>
      <text:p text:style-name="Standard"><text:s text:c="6"/>when ESP =&gt;</text:p>
      <text:p text:style-name="Standard"><text:s text:c="8"/>if DATO_VLD = '1' then</text:p>
      <text:p text:style-name="Standard"><text:s text:c="10"/>prox_std &lt;= ESW;</text:p>
      <text:p text:style-name="Standard"><text:s text:c="8"/>else</text:p>
      <text:p text:style-name="Standard"><text:s text:c="10"/>prox_std &lt;= ESP;</text:p>
      <text:p text:style-name="Standard"><text:s text:c="8"/>end if;</text:p>
      <text:p text:style-name="Standard"><text:s text:c="6"/>when ESW =&gt; prox_std &lt;= ESC;</text:p>
      <text:p text:style-name="Standard"><text:s text:c="6"/>when ESC =&gt; prox_std &lt;= ESD;</text:p>
      <text:p text:style-name="Standard"><text:s text:c="6"/>when ESD =&gt;</text:p>
      <text:p text:style-name="Standard"><text:s text:c="8"/>if DIR_VLD = '1' and DIR = dir_ant then</text:p>
      <text:p text:style-name="Standard"><text:s text:c="10"/>prox_std &lt;= ESP;</text:p>
      <text:p text:style-name="Standard"><text:s text:c="8"/>elsif DIR_VLD = '1' and DIR /= dir_ant then</text:p>
      <text:p text:style-name="Standard"><text:s text:c="10"/>prox_std &lt;= RES;</text:p>
      <text:p text:style-name="Standard"><text:s text:c="8"/>elsif DIR_VLD = '1' and DIR /= dir_dpram1 and DIR /= dir_dpram2 then</text:p>
      <text:p text:style-name="Standard"><text:s text:c="10"/>prox_std &lt;= REP;</text:p>
      <text:p text:style-name="Standard"><text:s text:c="8"/>else</text:p>
      <text:p text:style-name="Standard"><text:s text:c="10"/>prox_std &lt;= ESD;</text:p>
      <text:p text:style-name="Standard"><text:s text:c="8"/>end if;</text:p>
      <text:p text:style-name="Standard"><text:s text:c="6"/>when RES =&gt; prox_std &lt;= ESP;</text:p>
      <text:p text:style-name="Standard"><text:s text:c="4"/>end case;</text:p>
      <text:p text:style-name="Standard"><text:s text:c="2"/>end process;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8"/></text:p>
      <text:p text:style-name="Standard"><text:s text:c="6"/>std_act &lt;= REP;</text:p>
      <text:p text:style-name="Standard"><text:s text:c="4"/>elsif CLK'event and CLK = '1' then <text:s/></text:p>
      <text:p text:style-name="Standard"><text:soft-page-break/><text:s text:c="6"/>std_act &lt;= prox_std;</text:p>
      <text:p text:style-name="Standard"><text:s text:c="4"/>end if;</text:p>
      <text:p text:style-name="Standard"><text:s text:c="2"/>end process;</text:p>
      <text:p text:style-name="Standard"/>
      <text:p text:style-name="Standard"><text:s text:c="2"/>CEC &lt;= '1' when std_act=ESC else '0';</text:p>
      <text:p text:style-name="Standard"><text:s text:c="2"/>CEB &lt;= '1' when std_act=ESP else '0'; </text:p>
      <text:p text:style-name="Standard"><text:s text:c="2"/>REC &lt;= '0' when (std_act=RES or std_act=REP) else '1';</text:p>
      <text:p text:style-name="Standard"><text:s text:c="2"/>WE_DP1 &lt;= '1' when std_act = ESW and DIR = dir_dpram1 else '0';</text:p>
      <text:p text:style-name="Standard"><text:s text:c="2"/>WE_DP2 &lt;= '1' when std_act = ESW and DIR = dir_dpram2 else '0';</text:p>
      <text:p text:style-name="Standard"><text:s text:c="2"/></text:p>
      <text:p text:style-name="Standard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49:43.71</meta:creation-date>
    <dc:date>2015-04-28T19:05:18.14</dc:date>
    <dc:creator>Pedro Barquin Ayuso</dc:creator>
    <meta:editing-duration>PT2M1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105" meta:word-count="439" meta:character-count="3074"/>
  </office:meta>
</office:document-meta>
</file>